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2.1. Client Types</text:span> bölümü, OAuth 2.0 protokolünde istemcilerin iki ana tipte sınıflandırıldığını açıklar. Bu sınıflandırma, istemcilerin yetkilendirme sunucusuyla güvenli bir şekilde kimlik doğrulaması yapabilme yeteneklerine dayanır. Temelde, istemcilerin kimlik bilgilerini (client credentials) gizli tutma kapasitesine göre iki ana türü belirlenmiştir:</text:p>
      <text:h text:style-name="Heading_20_3" text:outline-level="3">1. <text:span text:style-name="Strong_20_Emphasis">Confidential Clients (Gizli İstemciler)</text:span></text:h>
      <text:p text:style-name="Text_20_body"><text:span text:style-name="Strong_20_Emphasis">Confidential</text:span> istemciler, kimlik bilgilerini güvenli bir şekilde saklayabilen ve yetkilendirme sunucusu ile güvenli bir şekilde kimlik doğrulaması yapabilen istemcilerdir. Bu istemciler, genellikle güvenli bir sunucu üzerinde çalışır ve istemci kimlik bilgilerine yalnızca kısıtlı erişimi olan uygulamalar tarafından erişilebilir.</text:p>
      <text:list text:style-name="L1">
        <text:list-item>
          <text:p text:style-name="P2">Örnek: Web uygulamaları, API istemcileri veya sunucu tarafı uygulamaları.</text:p>
        </text:list-item>
        <text:list-item>
          <text:p text:style-name="P1">Güvenlik: Bu istemciler, kimlik bilgilerini (client credentials) saklamak ve bunları güvenli bir şekilde kullanmak için gereken altyapıya sahiptir. Bu nedenle, bu tür istemciler daha güvenli kabul edilir.</text:p>
        </text:list-item>
      </text:list>
      <text:h text:style-name="Heading_20_3" text:outline-level="3">2. <text:span text:style-name="Strong_20_Emphasis">Public Clients (Açık İstemciler)</text:span></text:h>
      <text:p text:style-name="Text_20_body"><text:span text:style-name="Strong_20_Emphasis">Public</text:span> istemciler, kimlik bilgilerini güvenli bir şekilde saklayamayan istemcilerdir. Bu istemciler, genellikle kullanıcının cihazında çalışan uygulamalardır (örneğin, yerel uygulamalar veya web tarayıcısında çalışan uygulamalar). Bu tür istemciler, kimlik bilgilerini güvenli bir şekilde saklayamazlar çünkü istemci kodu, kullanıcıya açık bir şekilde dağıtılır ve kullanıcıya veya cihazdaki diğer uygulamalara erişilebilir.</text:p>
      <text:list text:style-name="L2">
        <text:list-item>
          <text:p text:style-name="P4">Örnek: Yerel uygulamalar (native applications), web tarayıcı tabanlı uygulamalar.</text:p>
        </text:list-item>
        <text:list-item>
          <text:p text:style-name="P3">Güvenlik: Bu istemcilerde, kimlik bilgileri genellikle uygulama içinde açıkça saklanır, bu da güvenlik risklerine yol açabilir. Bu tür istemciler, genellikle kimlik doğrulaması için başka güvenlik önlemleri (örneğin, kullanıcının kimliği doğrulandıktan sonra kısa süreli erişim jetonları kullanma) gerektirir.</text:p>
        </text:list-item>
      </text:list>
      <text:h text:style-name="Heading_20_3" text:outline-level="3">3. <text:span text:style-name="Strong_20_Emphasis">Client Type Belirlenmesi</text:span></text:h>
      <text:p text:style-name="Text_20_body">İstemci türü, yetkilendirme sunucusunun güvenli kimlik doğrulama tanımına ve istemci kimlik bilgilerini açıklamaya karşı kabul edilebilir seviyesine dayanır. Yetkilendirme sunucusu, istemci türü konusunda varsayımlar yapmamalıdır, yani her istemci türünün güvenlik gereksinimleri farklıdır ve her birine uygun şekilde yaklaşılmalıdır.</text:p>
      <text:h text:style-name="Heading_20_3" text:outline-level="3">4. <text:span text:style-name="Strong_20_Emphasis">Dağıtık İstemciler</text:span></text:h>
      <text:p text:style-name="Text_20_body">Bir istemci, birden fazla bileşen içeriyor olabilir ve her bileşenin farklı bir istemci türü ve güvenlik bağlamı olabilir. Örneğin, bir dağıtık istemci hem gizli istemci bileşenlerine (sunucu tabanlı) hem de açık istemci bileşenlerine (tarayıcı tabanlı) sahip olabilir. Eğer yetkilendirme sunucusu bu tür istemcileri desteklemiyorsa, her bileşen ayrı bir istemci olarak kaydedilmelidir.</text:p>
      <text:h text:style-name="Heading_20_3" text:outline-level="3">5. <text:span text:style-name="Strong_20_Emphasis">OAuth 2.0 İstemci Profilleri</text:span></text:h>
      <text:p text:style-name="Text_20_body">OAuth 2.0, farklı istemci türleri için spesifik profiller tanımlar:</text:p>
      <text:list text:style-name="L3">
        <text:list-item>
          <text:p text:style-name="P5"><text:span text:style-name="Strong_20_Emphasis">Web Application (Web Uygulaması)</text:span>: Bu, bir <text:span text:style-name="Strong_20_Emphasis">confidential client</text:span> (gizli istemci) olup, web sunucusunda çalışır. Kaynak sahipleri, bu istemciye HTML kullanıcı arayüzü aracılığıyla <text:soft-page-break/>erişir. İstemci kimlik bilgileri ve erişim jetonları yalnızca web sunucusunda saklanır ve kaynak sahibine veya diğer kullanıcı ajanlarına (örneğin, tarayıcılar) erişilebilir değildir.</text:p>
        </text:list-item>
        <text:list-item>
          <text:p text:style-name="P5"><text:span text:style-name="Strong_20_Emphasis">User-Agent-Based Application (Kullanıcı Ajansı Tabanlı Uygulama)</text:span>: Bu, bir <text:span text:style-name="Strong_20_Emphasis">public client</text:span> (açık istemci) olup, istemci kodu bir web sunucusundan indirilir ve kullanıcı ajanı (örneğin, web tarayıcısı) üzerinde çalıştırılır. Bu tür istemcilerde, kimlik bilgileri ve protokol verileri kaynak sahibi tarafından kolayca erişilebilir ve genellikle görünürdür. Ancak, kullanıcı ajanının özellikleri, yetkilendirme talebinde bulunurken yardımcı olur.</text:p>
        </text:list-item>
        <text:list-item>
          <text:p text:style-name="P5"><text:span text:style-name="Strong_20_Emphasis">Native Application (Yerel Uygulama)</text:span>: Bu da bir <text:span text:style-name="Strong_20_Emphasis">public client</text:span> olup, kaynak sahibinin cihazına kurulur ve çalıştırılır. Bu tür istemcilerde, protokol verileri ve kimlik bilgileri erişilebilir, ancak uygulama tarafından kullanılan dinamik olarak verilen kimlik bilgileri (örneğin, erişim jetonları) kabul edilebilir seviyede korunabilir. Bu tür kimlik bilgileri, kötü niyetli sunuculardan korunduğu gibi, bazen cihazdaki diğer uygulamalardan da korunabilir.</text:p>
        </text:list-item>
      </text:list>
      <text:h text:style-name="Heading_20_3" text:outline-level="3">6. <text:span text:style-name="Strong_20_Emphasis">Özet</text:span></text:h>
      <text:p text:style-name="Text_20_body">OAuth 2.0, istemcileri <text:span text:style-name="Strong_20_Emphasis">gizli</text:span> ve <text:span text:style-name="Strong_20_Emphasis">açık</text:span> olarak iki ana kategoride sınıflandırır. <text:span text:style-name="Strong_20_Emphasis">Gizli istemciler</text:span>, kimlik bilgilerini güvenli bir şekilde saklayabilirken, <text:span text:style-name="Strong_20_Emphasis">açık istemciler</text:span> bunu yapamaz ve genellikle daha yüksek güvenlik önlemleri gerektirir. OAuth 2.0, farklı istemci türleri için güvenlik gereksinimlerini ve uygulama senaryolarını dikkate alarak, her tür için uygun çözümler suna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03:19:53.337857251</meta:creation-date>
    <dc:date>2025-01-26T03:20:48.884946968</dc:date>
    <meta:editing-duration>PT55S</meta:editing-duration>
    <meta:editing-cycles>1</meta:editing-cycles>
    <meta:document-statistic meta:table-count="0" meta:image-count="0" meta:object-count="0" meta:page-count="2" meta:paragraph-count="20" meta:word-count="538" meta:character-count="4363" meta:non-whitespace-character-count="3852"/>
    <meta:generator>LibreOffice/7.4.7.2$Linux_X86_64 LibreOffice_project/40$Build-2</meta:generator>
  </office:meta>
</office:document-meta>
</file>